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paragraph-properties fo:text-align="start" style:justify-single-word="false"/>
      <style:text-properties officeooo:paragraph-rsid="007000c9"/>
    </style:style>
    <style:style style:name="P9" style:family="paragraph" style:parent-style-name="Text_20_body">
      <style:text-properties officeooo:paragraph-rsid="00404e26"/>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P13" style:family="paragraph" style:parent-style-name="Table_20_Heading" style:master-page-name="Standard">
      <style:paragraph-properties fo:text-align="start" style:justify-single-word="false" style:page-number="auto"/>
      <style:text-properties officeooo:paragraph-rsid="002202b4"/>
    </style:style>
    <style:style style:name="P14" style:family="paragraph" style:parent-style-name="Body" style:list-style-name="WW8Num1"/>
    <style:style style:name="P15" style:family="paragraph" style:parent-style-name="Body" style:list-style-name="WW8Num1">
      <style:text-properties officeooo:paragraph-rsid="001c61e5"/>
    </style:style>
    <style:style style:name="P16" style:family="paragraph" style:parent-style-name="Body" style:list-style-name="WW8Num1">
      <style:text-properties officeooo:paragraph-rsid="001d4365"/>
    </style:style>
    <style:style style:name="P17" style:family="paragraph" style:parent-style-name="Body" style:list-style-name="WW8Num1">
      <style:text-properties officeooo:paragraph-rsid="005cfda8"/>
    </style:style>
    <style:style style:name="P18" style:family="paragraph" style:parent-style-name="Body" style:list-style-name="WW8Num1">
      <style:text-properties style:text-underline-style="none"/>
    </style:style>
    <style:style style:name="P19" style:family="paragraph" style:parent-style-name="Heading_20_2">
      <style:text-properties officeooo:paragraph-rsid="00710673"/>
    </style:style>
    <style:style style:name="P20" style:family="paragraph" style:parent-style-name="Heading_20_2">
      <style:text-properties officeooo:paragraph-rsid="007000c9"/>
    </style:style>
    <style:style style:name="P21" style:family="paragraph" style:parent-style-name="Heading_20_2">
      <style:text-properties officeooo:paragraph-rsid="006ec945"/>
    </style:style>
    <style:style style:name="P22" style:family="paragraph" style:parent-style-name="Heading_20_3">
      <style:text-properties officeooo:paragraph-rsid="0045a445"/>
    </style:style>
    <style:style style:name="P23" style:family="paragraph" style:parent-style-name="Heading_20_3">
      <style:text-properties officeooo:paragraph-rsid="0047684f"/>
    </style:style>
    <style:style style:name="P24" style:family="paragraph" style:parent-style-name="Heading_20_3">
      <style:text-properties officeooo:paragraph-rsid="00404e26"/>
    </style:style>
    <style:style style:name="P25" style:family="paragraph" style:parent-style-name="Heading_20_3">
      <style:text-properties officeooo:paragraph-rsid="00769778"/>
    </style:style>
    <style:style style:name="P26" style:family="paragraph" style:parent-style-name="Heading_20_3">
      <style:text-properties officeooo:paragraph-rsid="00771076"/>
    </style:style>
    <style:style style:name="P27" style:family="paragraph" style:parent-style-name="Heading_20_3">
      <style:text-properties officeooo:paragraph-rsid="00787a7a"/>
    </style:style>
    <style:style style:name="P28" style:family="paragraph" style:parent-style-name="Heading_20_3">
      <style:text-properties officeooo:paragraph-rsid="007a15fd"/>
    </style:style>
    <style:style style:name="P29" style:family="paragraph" style:parent-style-name="Heading_20_3">
      <style:text-properties officeooo:paragraph-rsid="007a2d68"/>
    </style:style>
    <style:style style:name="P30" style:family="paragraph" style:parent-style-name="Heading_20_3">
      <style:text-properties officeooo:paragraph-rsid="007acea5"/>
    </style:style>
    <style:style style:name="P31" style:family="paragraph" style:parent-style-name="Text_20_body" style:list-style-name="L1">
      <style:paragraph-properties fo:text-align="start" style:justify-single-word="false"/>
      <style:text-properties officeooo:paragraph-rsid="007000c9"/>
    </style:style>
    <style:style style:name="P32" style:family="paragraph" style:parent-style-name="Text_20_body" style:list-style-name="L1">
      <style:paragraph-properties fo:text-align="start" style:justify-single-word="false"/>
      <style:text-properties officeooo:paragraph-rsid="0042dee5"/>
    </style:style>
    <style:style style:name="P33" style:family="paragraph" style:parent-style-name="Text_20_body" style:list-style-name="L1">
      <style:paragraph-properties fo:text-align="start" style:justify-single-word="false"/>
      <style:text-properties officeooo:paragraph-rsid="006180c0"/>
    </style:style>
    <style:style style:name="P34" style:family="paragraph" style:parent-style-name="Text_20_body" style:list-style-name="WW8Num3">
      <style:paragraph-properties fo:text-align="start" style:justify-single-word="false"/>
      <style:text-properties officeooo:paragraph-rsid="00644776"/>
    </style:style>
    <style:style style:name="P35" style:family="paragraph" style:parent-style-name="Text_20_body" style:list-style-name="WW8Num3">
      <style:paragraph-properties fo:text-align="start" style:justify-single-word="false"/>
      <style:text-properties officeooo:paragraph-rsid="0053a370"/>
    </style:style>
    <style:style style:name="P36" style:family="paragraph" style:parent-style-name="Text_20_body" style:list-style-name="L2">
      <style:paragraph-properties fo:text-align="start" style:justify-single-word="false"/>
      <style:text-properties officeooo:paragraph-rsid="002379e6"/>
    </style:style>
    <style:style style:name="P37" style:family="paragraph" style:parent-style-name="Text_20_body" style:list-style-name="L2">
      <style:paragraph-properties fo:text-align="start" style:justify-single-word="false"/>
      <style:text-properties officeooo:paragraph-rsid="00413500"/>
    </style:style>
    <style:style style:name="P38" style:family="paragraph" style:parent-style-name="Text_20_body" style:list-style-name="L2">
      <style:paragraph-properties fo:text-align="start" style:justify-single-word="false"/>
      <style:text-properties officeooo:paragraph-rsid="00404e26"/>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fo:language="en" fo:country="US" officeooo:rsid="007000c9" style:font-name-asian="Times New Roman" style:font-name-complex="Times New Roman"/>
    </style:style>
    <style:style style:name="T9" style:family="text">
      <style:text-properties style:font-name="Times New Roman" fo:language="en" fo:country="US" style:text-underline-style="none"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weight="normal" officeooo:rsid="000cdcb2" style:font-name-asian="Times New Roman" style:font-weight-asian="normal" style:font-name-complex="Times New Roman" style:font-weight-complex="normal"/>
    </style:style>
    <style:style style:name="T12"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5" style:family="text">
      <style:text-properties style:font-name="Times New Roman" fo:font-style="italic" style:text-underline-style="none" fo:font-weight="bold" officeooo:rsid="0070af4d" style:font-style-asian="italic" style:font-weight-asian="bold" style:font-name-complex="Times New Roman" style:font-style-complex="italic" style:font-weight-complex="bold"/>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0cdcb2" style:font-name-asian="Times New Roman" style:font-name-complex="Times New Roman"/>
    </style:style>
    <style:style style:name="T18" style:family="text">
      <style:text-properties style:font-name="Times New Roman" officeooo:rsid="0050c951" style:font-name-asian="Times New Roman" style:font-name-complex="Times New Roman"/>
    </style:style>
    <style:style style:name="T19" style:family="text">
      <style:text-properties style:font-name="Times New Roman" officeooo:rsid="001f7cea" style:font-name-asian="Times New Roman" style:font-name-complex="Times New Roman"/>
    </style:style>
    <style:style style:name="T20" style:family="text">
      <style:text-properties style:font-name="Times New Roman" officeooo:rsid="002b959b" style:font-name-asian="Times New Roman" style:font-name-complex="Times New Roman"/>
    </style:style>
    <style:style style:name="T21" style:family="text">
      <style:text-properties style:font-name="Times New Roman" officeooo:rsid="006cf371" style:font-name-asian="Times New Roman" style:font-name-complex="Times New Roman"/>
    </style:style>
    <style:style style:name="T22"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3"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4" style:family="text">
      <style:text-properties fo:language="de" fo:country="DE"/>
    </style:style>
    <style:style style:name="T25" style:family="text">
      <style:text-properties fo:font-variant="normal" fo:text-transform="none" fo:color="#000000" loext:opacity="100%" style:font-name="Times New Roman1" fo:letter-spacing="normal" style:font-name-asian="Times New Roman1" style:font-name-complex="Times New Roman1"/>
    </style:style>
    <style:style style:name="T26"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7" style:family="text">
      <style:text-properties fo:font-variant="normal" fo:text-transform="none" fo:color="#000000" loext:opacity="100%" style:font-name="Times New Roman1" fo:letter-spacing="normal" fo:language="en" fo:country="US" officeooo:rsid="006ec945" style:font-name-asian="Times New Roman1" style:font-name-complex="Times New Roman1"/>
    </style:style>
    <style:style style:name="T28"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fo:language="en" fo:country="US" officeooo:rsid="00771076"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en" fo:country="US" officeooo:rsid="00787a7a"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en" fo:country="US" officeooo:rsid="007a15fd" style:font-name-asian="Times New Roman1" style:font-size-asian="14pt" style:font-name-complex="Times New Roman1" style:font-size-complex="14pt"/>
    </style:style>
    <style:style style:name="T33" style:family="text">
      <style:text-properties fo:font-variant="normal" fo:text-transform="none" fo:color="#000000" loext:opacity="100%" style:font-name="Times New Roman1" fo:font-size="14pt" fo:letter-spacing="normal" fo:language="en" fo:country="US" officeooo:rsid="007a2d68" style:font-name-asian="Times New Roman1" style:font-size-asian="14pt" style:font-name-complex="Times New Roman1" style:font-size-complex="14pt"/>
    </style:style>
    <style:style style:name="T34" style:family="text">
      <style:text-properties fo:font-variant="normal" fo:text-transform="none" fo:color="#000000" loext:opacity="100%" style:font-name="Times New Roman1" fo:font-size="14pt" fo:letter-spacing="normal" fo:language="en" fo:country="US" officeooo:rsid="007c721b" style:font-name-asian="Times New Roman1" style:font-size-asian="14pt" style:font-name-complex="Times New Roman1" style:font-size-complex="14pt"/>
    </style:style>
    <style:style style:name="T35"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36"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37"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8" style:family="text">
      <style:text-properties fo:font-variant="normal" fo:text-transform="none" fo:color="#000000" loext:opacity="100%" style:font-name="Times New Roman1" fo:font-size="14pt" fo:letter-spacing="normal" fo:language="pt" fo:country="PT" officeooo:rsid="007acea5" style:font-name-asian="Times New Roman1" style:font-size-asian="14pt" style:font-name-complex="Times New Roman1" style:font-size-complex="14pt"/>
    </style:style>
    <style:style style:name="T39"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40"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41" style:family="text">
      <style:text-properties fo:font-variant="normal" fo:text-transform="none" fo:color="#000000" loext:opacity="100%" fo:letter-spacing="normal"/>
    </style:style>
    <style:style style:name="T42" style:family="text">
      <style:text-properties fo:font-variant="normal" fo:text-transform="none" fo:color="#000000" loext:opacity="100%" fo:letter-spacing="normal" fo:language="en" fo:country="US"/>
    </style:style>
    <style:style style:name="T43"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44" style:family="text">
      <style:text-properties fo:font-variant="normal" fo:text-transform="none" fo:color="#000000" loext:opacity="100%" fo:letter-spacing="normal" fo:language="it" fo:country="IT"/>
    </style:style>
    <style:style style:name="T45" style:family="text">
      <style:text-properties fo:font-variant="normal" fo:text-transform="none" fo:color="#000000" loext:opacity="100%" style:font-name="Arial1" fo:letter-spacing="normal" fo:language="en" fo:country="US" style:font-name-asian="Arial1" style:font-name-complex="Arial1"/>
    </style:style>
    <style:style style:name="T46"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7"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8"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9"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4400f"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0"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69778"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1"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71076"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87a7a"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3"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a15fd"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4"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a2d68"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5"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7acea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6"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57"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58"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5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6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6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6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63"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64"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65"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66"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67"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68"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69"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10673" style:text-blinking="false" style:font-name-asian="Times New Roman" style:font-style-asian="italic" style:font-name-complex="Times New Roman" style:font-style-complex="italic"/>
    </style:style>
    <style:style style:name="T70" style:family="text">
      <style:text-properties style:font-name="Times New Roman1" fo:font-size="14pt" fo:language="en" fo:country="US" style:font-name-asian="Times New Roman1" style:font-size-asian="14pt" style:font-name-complex="Times New Roman1" style:font-size-complex="14pt"/>
    </style:style>
    <style:style style:name="T71" style:family="text">
      <style:text-properties style:font-name="Times New Roman1" fo:font-size="14pt" fo:language="fr" fo:country="FR" style:font-name-asian="Times New Roman1" style:font-size-asian="14pt" style:font-name-complex="Times New Roman1" style:font-size-complex="14pt"/>
    </style:style>
    <style:style style:name="T72" style:family="text">
      <style:text-properties fo:language="pt" fo:country="PT"/>
    </style:style>
    <style:style style:name="T73" style:family="text">
      <style:text-properties fo:language="fr" fo:country="FR"/>
    </style:style>
    <style:style style:name="T74" style:family="text">
      <style:text-properties style:text-underline-style="none"/>
    </style:style>
    <style:style style:name="T75" style:family="text">
      <style:text-properties style:text-underline-style="none" officeooo:rsid="001d4365"/>
    </style:style>
    <style:style style:name="T76"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77" style:family="text">
      <style:text-properties fo:color="#342a06" loext:opacity="100%" style:font-name="Courier New" fo:font-size="10pt" fo:background-color="#efefef" loext:char-shading-value="0" style:font-size-asian="10pt" style:font-name-complex="Courier New" style:font-size-complex="10pt"/>
    </style:style>
    <style:style style:name="T78"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79"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80" style:family="text">
      <style:text-properties officeooo:rsid="000b506f"/>
    </style:style>
    <style:style style:name="T81"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82" style:family="text">
      <style:text-properties officeooo:rsid="001f7cea"/>
    </style:style>
    <style:style style:name="T83" style:family="text">
      <style:text-properties officeooo:rsid="006180c0"/>
    </style:style>
    <style:style style:name="T84" style:family="text">
      <style:text-properties fo:font-weight="normal" style:font-weight-asian="normal" style:font-weight-complex="normal"/>
    </style:style>
    <style:style style:name="T85" style:family="text">
      <style:text-properties officeooo:rsid="007000c9"/>
    </style:style>
    <style:style style:name="T86" style:family="text">
      <style:text-properties officeooo:rsid="003af31a"/>
    </style:style>
    <style:style style:name="T87" style:family="text">
      <style:text-properties officeooo:rsid="003b219a"/>
    </style:style>
    <style:style style:name="T88" style:family="text">
      <style:text-properties officeooo:rsid="00716397"/>
    </style:style>
    <style:style style:name="T89" style:family="text">
      <style:text-properties officeooo:rsid="0072f48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Chadwick </text:span><text:span text:style-name="T5">Timbric</text:span><text:span text:style-name="None"><text:span text:style-name="T6"> </text:span></text:span><text:span text:style-name="Internet_20_link"><text:span text:style-name="T14">(</text:span></text:span><text:span text:style-name="Internet_20_link"><text:span text:style-name="T15">tiffany</text:span></text:span><text:span text:style-name="Internet_20_link"><text:span text:style-name="T14">timbric@gmail.com)</text:span></text:span></text:p>
      <text:p text:style-name="P5"><text:span text:style-name="None"><text:span text:style-name="T10">Enterprise Backend Software Developer</text:span></text:span></text:p>
      <text:p text:style-name="P5"><text:span text:style-name="Hyperlink.0"><text:span text:style-name="T76"/></text:span></text:p>
      <text:h text:style-name="Heading_20_2" text:outline-level="2"><text:span text:style-name="None"><text:span text:style-name="T3">Overview</text:span></text:span></text:h>
      <text:p text:style-name="P11"><text:span text:style-name="None"><text:span text:style-name="T2">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span></text:span></text:p>
      <text:p text:style-name="P11">Recently atAmtrak, PayPal, Tendril, Charter Communications, JDA Software Group, I coded Web Services and large data processing optimizing read response time and scalability (#of concurrent requests/second).</text:p>
      <text:p text:style-name="Text_20_body"><text:span text:style-name="None"/></text:p>
      <text:h text:style-name="P19" text:outline-level="2"><text:span text:style-name="None"><text:span text:style-name="T67">10k ft. View</text:span></text:span><text:span text:style-name="None"><text:span text:style-name="T68"> of </text:span></text:span><text:span text:style-name="None"><text:span text:style-name="T69">Chadwick’s</text:span></text:span><text:span text:style-name="None"><text:span text:style-name="T68"> Consciousness</text:span></text:span></text:h>
      <text:p text:style-name="P12">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86">+ </text:span><text:span text:style-name="T87">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12">In other words, I have designed and coded/implemented core foundational system<text:span text:style-name="T89">s</text:span> for premiere corporate and DOD companies with example-ready code quality. I attempt to write correct and aesthetic code. Things like <text:span text:style-name="T87">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88">etc.</text:span> excite me.</text:p>
      <text:p text:style-name="P12"/>
      <text:h text:style-name="P19" text:outline-level="2"><text:span text:style-name="None"><text:span text:style-name="T8">Enterprise Software Architecture</text:span></text:span></text:h>
      <text:list xml:id="list4273681715" text:style-name="L1">
        <text:list-item>
          <text:p text:style-name="P31"><text:span text:style-name="T85">The C4 Model – Context, Containers, Components, Code</text:span>: <text:a xlink:type="simple" xlink:href="https://github.com/chadwickboggs/fsm" text:style-name="Internet_20_link" text:visited-style-name="Visited_20_Internet_20_Link"><text:span text:style-name="Internet_20_link"><text:span text:style-name="T77">https://</text:span></text:span><text:span text:style-name="Internet_20_link"><text:span text:style-name="T78">c4model</text:span></text:span><text:span text:style-name="Internet_20_link"><text:span text:style-name="T77">.com</text:span></text:span></text:a></text:p>
        </text:list-item>
      </text:list>
      <text:p text:style-name="P8"><text:span text:style-name="Internet_20_link"><text:span text:style-name="T77"/></text:span></text:p>
      <text:h text:style-name="P20" text:outline-level="2"><text:span text:style-name="None"><text:span text:style-name="T7">Coding </text:span></text:span><text:span text:style-name="None"><text:span text:style-name="T9">Examples</text:span></text:span></text:h>
      <text:list text:continue-numbering="true" text:style-name="L1">
        <text:list-item>
          <text:p text:style-name="P32">Finite State Machine: <text:a xlink:type="simple" xlink:href="https://github.com/chadwickboggs/fsm" text:style-name="Internet_20_link" text:visited-style-name="Visited_20_Internet_20_Link"><text:span text:style-name="Internet_20_link"><text:span text:style-name="T77">https://github.com/chadwickboggs/fsm</text:span></text:span></text:a></text:p>
        </text:list-item>
        <text:list-item>
          <text:p text:style-name="P32"><text:soft-page-break/>Crypto<text:span text:style-name="T80">graphy: </text:span><text:a xlink:type="simple" xlink:href="https://github.com/chadwickboggs/crypto" text:style-name="Internet_20_link" text:visited-style-name="Visited_20_Internet_20_Link"><text:span text:style-name="Internet_20_link"><text:span text:style-name="T77">https://github.com/chadwickboggs/crypto</text:span></text:span></text:a></text:p>
        </text:list-item>
        <text:list-item>
          <text:p text:style-name="P33"><text:span text:style-name="T83">Spring Boot</text:span>:<text:span text:style-name="T84"> </text:span><text:a xlink:type="simple" xlink:href="https://github.com/chadwickboggs/xchange" text:style-name="Internet_20_link" text:visited-style-name="Visited_20_Internet_20_Link"><text:span text:style-name="Internet_20_link"><text:span text:style-name="T79">https://github.com/chadwickboggs/xchange</text:span></text:span></text:a></text:p>
        </text:list-item>
      </text:list>
      <text:p text:style-name="P6"><text:span text:style-name="T81"/></text:p>
      <text:h text:style-name="P21" text:outline-level="2"><text:span text:style-name="None"><text:span text:style-name="T27">Professional Experience</text:span></text:span></text:h>
      <text:h text:style-name="P22" text:outline-level="3"><text:span text:style-name="None"><text:span text:style-name="T17">2</text:span></text:span><text:span text:style-name="None"><text:span text:style-name="T16">/202</text:span></text:span><text:span text:style-name="None"><text:span text:style-name="T18">3</text:span></text:span><text:span text:style-name="None"><text:span text:style-name="T16"> – </text:span></text:span><text:span text:style-name="None"><text:span text:style-name="T17">4</text:span></text:span><text:span text:style-name="None"><text:span text:style-name="T16">/202</text:span></text:span><text:span text:style-name="None"><text:span text:style-name="T17">4</text:span></text:span><text:span text:style-name="None"><text:span text:style-name="T16"> Software </text:span></text:span><text:span text:style-name="None"><text:span text:style-name="T17">Developer</text:span></text:span><text:span text:style-name="None"><text:span text:style-name="T16">, </text:span></text:span><text:span text:style-name="None"><text:span text:style-name="T17">Amtrak</text:span></text:span><text:span text:style-name="None"><text:span text:style-name="T11"> </text:span></text:span><text:span text:style-name="None"><text:span text:style-name="T12">(consul</text:span></text:span><text:span text:style-name="None"><text:span text:style-name="T13">t</text:span></text:span><text:span text:style-name="None"><text:span text:style-name="T12">ing)</text:span></text:span></text:h>
      <text:list text:style-name="WW8Num3">
        <text:list-item>
          <text:p text:style-name="P34"><text:span text:style-name="None"><text:span text:style-name="T16">Primary </text:span></text:span><text:span text:style-name="None"><text:span text:style-name="T21">code</text:span></text:span><text:span text:style-name="None"><text:span text:style-name="T16"> author </text:span></text:span><text:span text:style-name="None"><text:span text:style-name="T20">(30k+ lines of code) </text:span></text:span><text:span text:style-name="None"><text:span text:style-name="T16">of their AWS rewrite of their entire outbound email system for customer purchase</text:span></text:span><text:span text:style-name="None"><text:span text:style-name="T19">s</text:span></text:span><text:span text:style-name="None"><text:span text:style-name="T16"> including trip information and sales receipts. <text:s/></text:span></text:span>Sales receipts and trip information listings <text:span text:style-name="T82">for</text:span> all Amtrak trips, <text:span text:style-name="T82">with </text:span>add-ons, <text:span text:style-name="T82">and </text:span>purchase types, <text:span text:style-name="T82">across </text:span>all Amtrak stations, passenger classes, and third-party carrie<text:span text:style-name="T82">r</text:span>s.</text:p>
        </text:list-item>
        <text:list-item>
          <text:p text:style-name="P35">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5"><text:span text:style-name="None"><text:span text:style-name="T16">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6"/></text:span></text:p>
      <text:h text:style-name="P22" text:outline-level="3"><text:span text:style-name="None"><text:span text:style-name="T48">6/</text:span></text:span><text:span text:style-name="None"><text:span text:style-name="T47">202</text:span></text:span><text:span text:style-name="None"><text:span text:style-name="T48">2</text:span></text:span><text:span text:style-name="None"><text:span text:style-name="T47"> – </text:span></text:span><text:span text:style-name="None"><text:span text:style-name="T48">1</text:span></text:span><text:span text:style-name="None"><text:span text:style-name="T47">/202</text:span></text:span><text:span text:style-name="None"><text:span text:style-name="T48">3</text:span></text:span><text:span text:style-name="None"><text:span text:style-name="T47"> </text:span></text:span><text:span text:style-name="None"><text:span text:style-name="T48">Senior </text:span></text:span><text:span text:style-name="None"><text:span text:style-name="T47">Software </text:span></text:span><text:span text:style-name="None"><text:span text:style-name="T48">Engineer</text:span></text:span><text:span text:style-name="None"><text:span text:style-name="T47">, </text:span></text:span><text:span text:style-name="None"><text:span text:style-name="T48">Global Healthcare Exchange (GHX)</text:span></text:span></text:h>
      <text:list xml:id="list818152597" text:style-name="L2">
        <text:list-item>
          <text:p text:style-name="P36"><text:span text:style-name="None"><text:span text:style-name="T58">Lead team authoring software connecting hospital ERP and medical equipment purchasing systems to GHX</text:span></text:span><text:span text:style-name="None"><text:span text:style-name="T56">.</text:span></text:span></text:p>
        </text:list-item>
        <text:list-item>
          <text:p text:style-name="P37"><text:span text:style-name="None"><text:span text:style-name="T58">Used AWS EC2, SQS, S3, and Lambdas, Java, Oracle.</text:span></text:span></text:p>
        </text:list-item>
        <text:list-item>
          <text:p text:style-name="P37"><text:span text:style-name="None"><text:span text:style-name="T58">Web Services, FTP, sFTP, HTTP(S), JSON serialization/deserialization, SQL.</text:span></text:span></text:p>
        </text:list-item>
        <text:list-item>
          <text:p text:style-name="P37"><text:span text:style-name="None"><text:span text:style-name="T58">Deployed in 100’s of customer data centers, two week release cadence w/ prod deploy.</text:span></text:span></text:p>
        </text:list-item>
      </text:list>
      <text:p text:style-name="P4"><text:span text:style-name="None"><text:span text:style-name="T56"/></text:span></text:p>
      <text:h text:style-name="P23" text:outline-level="3"><text:span text:style-name="None"><text:span text:style-name="T49">2/</text:span></text:span><text:span text:style-name="None"><text:span text:style-name="T47">2020 – 5/2022 Software Developer, PayPal w/ TCS</text:span></text:span><text:span text:style-name="None"><text:span text:style-name="T61"> </text:span></text:span><text:span text:style-name="None"><text:span text:style-name="T62">(consulting)</text:span></text:span></text:h>
      <text:list text:continue-numbering="true" text:style-name="L2">
        <text:list-item>
          <text:p text:style-name="P38"><text:span text:style-name="None"><text:span text:style-name="T56">Implemented direct deposit signup services in Spring Boot.</text:span></text:span></text:p>
        </text:list-item>
        <text:list-item>
          <text:p text:style-name="P38"><text:span text:style-name="None"><text:span text:style-name="T56">Implemented account bank migrations, bank change, for all PayPal accounts in Spring Batch.</text:span></text:span></text:p>
        </text:list-item>
      </text:list>
      <text:h text:style-name="P24" text:outline-level="3"><text:span text:style-name="None"><text:span text:style-name="T56">Maintained and implemented feature enhancements to a batch merchan</text:span></text:span><text:span text:style-name="None"><text:span text:style-name="T57">t</text:span></text:span><text:span text:style-name="None"><text:span text:style-name="T56"> report generation system.</text:span></text:span></text:h>
      <text:p text:style-name="P9"><text:span text:style-name="None"><text:span text:style-name="T56"/></text:span></text:p>
      <text:h text:style-name="P25" text:outline-level="3"><text:span text:style-name="None"><text:span text:style-name="T46">1</text:span></text:span><text:span text:style-name="None"><text:span text:style-name="T39">/201</text:span></text:span><text:span text:style-name="None"><text:span text:style-name="T46">9</text:span></text:span><text:span text:style-name="None"><text:span text:style-name="T47"> – </text:span></text:span><text:span text:style-name="None"><text:span text:style-name="T46">10</text:span></text:span><text:span text:style-name="None"><text:span text:style-name="T35">/</text:span></text:span><text:span text:style-name="None"><text:span text:style-name="T39">201</text:span></text:span><text:span text:style-name="None"><text:span text:style-name="T46">9</text:span></text:span><text:span text:style-name="None"><text:span text:style-name="T35"> Software Engineer</text:span></text:span><text:span text:style-name="None"><text:span text:style-name="T39">, </text:span></text:span><text:span text:style-name="None"><text:span text:style-name="T40">Arris/</text:span></text:span><text:span text:style-name="None"><text:span text:style-name="T39">Com</text:span></text:span><text:span text:style-name="None"><text:span text:style-name="T46">mscope</text:span></text:span><text:span text:style-name="None"><text:span text:style-name="T61"> </text:span></text:span><text:span text:style-name="None"><text:span text:style-name="T62">(consulting)</text:span></text:span></text:h>
      <text:list xml:id="list4082491712" text:style-name="WW8Num1">
        <text:list-item>
          <text:list>
            <text:list-item>
              <text:p text:style-name="P15"><text:span text:style-name="T59">Updated the video catalog and merchandising backend originally authored by Motorola for Bouygues Telecom, France</text:span><text:span text:style-name="T74">.</text:span></text:p>
            </text:list-item>
            <text:list-item>
              <text:p text:style-name="P16"><text:span text:style-name="T75">Java EE, Wild</text:span><text:span text:style-name="T60">F</text:span><text:span text:style-name="T75">ly, Glass</text:span><text:span text:style-name="T60">F</text:span><text:span text:style-name="T75">ish, Web</text:span><text:span text:style-name="T60">S</text:span><text:span text:style-name="T75">phere, REST, Wiremock, Mockito, Postman, Wireshark.</text:span></text:p>
            </text:list-item>
          </text:list>
        </text:list-item>
      </text:list>
      <text:p text:style-name="P3"/>
      <text:h text:style-name="P25" text:outline-level="3"><text:soft-page-break/><text:span text:style-name="None"><text:span text:style-name="T35">1</text:span></text:span><text:span text:style-name="None"><text:span text:style-name="T39">/201</text:span></text:span><text:span text:style-name="None"><text:span text:style-name="T35">8</text:span></text:span><text:span text:style-name="None"><text:span text:style-name="T47"> – </text:span></text:span><text:span text:style-name="None"><text:span text:style-name="T35">4/</text:span></text:span><text:span text:style-name="None"><text:span text:style-name="T39">201</text:span></text:span><text:span text:style-name="None"><text:span text:style-name="T35">8 Software Engineer</text:span></text:span><text:span text:style-name="None"><text:span text:style-name="T39">, Comcast, Corp.</text:span></text:span><text:span text:style-name="None"><text:span text:style-name="T63"> </text:span></text:span><text:span text:style-name="None"><text:span text:style-name="T64">(consulting)</text:span></text:span></text:h>
      <text:list xml:id="list125546356522696" text:continue-numbering="true" text:style-name="WW8Num1">
        <text:list-item>
          <text:list>
            <text:list-item>
              <text:p text:style-name="P18"><text:span text:style-name="T1">Updated one Java system to Docker/Kubernetes,</text:span><text:span text:style-name="T72"> Java </text:span><text:span text:style-name="T1">11</text:span>, <text:span text:style-name="T1">Cucumber, Reactive Extensions, Git</text:span>.</text:p>
            </text:list-item>
          </text:list>
        </text:list-item>
      </text:list>
      <text:p text:style-name="P2"/>
      <text:h text:style-name="P25" text:outline-level="3"><text:span text:style-name="None"><text:span text:style-name="T70">1/2016</text:span></text:span><text:span text:style-name="None"><text:span text:style-name="T47"> – </text:span></text:span><text:span text:style-name="None"><text:span text:style-name="T70">12/2017 Software Engineer</text:span></text:span><text:span text:style-name="None"><text:span text:style-name="T71">, Charter Communications.</text:span></text:span><text:span text:style-name="None"><text:span text:style-name="T22"> </text:span></text:span><text:span text:style-name="None"><text:span text:style-name="T23">(consulting)</text:span></text:span></text:h>
      <text:list xml:id="list125546972203059" text:continue-numbering="true" text:style-name="WW8Num1">
        <text:list-item>
          <text:list>
            <text:list-item>
              <text:p text:style-name="P14"><text:span text:style-name="T1">Maintained 100+ Java micro-services, added new micro-services all in</text:span><text:span text:style-name="T24"> Amazon Web Services</text:span><text:span text:style-name="T1">.</text:span></text:p>
            </text:list-item>
            <text:list-item>
              <text:p text:style-name="P14"><text:span text:style-name="T73">Linux, Netflix OSS, Cassandra NoSQL, </text:span><text:span text:style-name="T1">Reactive Extensions, Java 8, SQS, SNS, S3, EC2, Active MQ, Mongo, Git, Spring</text:span>.</text:p>
            </text:list-item>
          </text:list>
        </text:list-item>
      </text:list>
      <text:p text:style-name="Text_20_body"/>
      <text:h text:style-name="P25" text:outline-level="3"><text:span text:style-name="None"><text:span text:style-name="T29">9/2014</text:span></text:span><text:span text:style-name="None"><text:span text:style-name="T47"> – </text:span></text:span><text:span text:style-name="None"><text:span text:style-name="T50">2/</text:span></text:span><text:span text:style-name="None"><text:span text:style-name="T29">2015 Software Engineer</text:span></text:span><text:span text:style-name="None"><text:span text:style-name="T28">, Comcast, Corp.</text:span></text:span><text:span text:style-name="None"><text:span text:style-name="T66"> </text:span></text:span><text:span text:style-name="None"><text:span text:style-name="T65">(consulting)</text:span></text:span></text:h>
      <text:list xml:id="list125547967268912" text:continue-numbering="true" text:style-name="WW8Num1">
        <text:list-item>
          <text:list>
            <text:list-item>
              <text:p text:style-name="P14"><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P25" text:outline-level="3"><text:bookmark text:name="_DdeLink__417_1509657990"/><text:span text:style-name="None"><text:span text:style-name="T28">2</text:span></text:span><text:span text:style-name="None"><text:span text:style-name="T29">/2014</text:span></text:span><text:span text:style-name="None"><text:span text:style-name="T47"> – </text:span></text:span><text:span text:style-name="None"><text:span text:style-name="T29">5/2014 Software Engineer</text:span></text:span><text:span text:style-name="None"><text:span text:style-name="T28">, Tendril, Inc.</text:span></text:span></text:h>
      <text:list xml:id="list125547583330479" text:continue-numbering="true" text:style-name="WW8Num1">
        <text:list-item>
          <text:list>
            <text:list-item>
              <text:p text:style-name="P14"><text:span text:style-name="None"><text:span text:style-name="T42">Back-end dev-ops programmer on SOA Finagle+Protobuf+Cloud Java/Scala micro-services</text:span></text:span><text:span text:style-name="None"><text:span text:style-name="T41">.</text:span></text:span></text:p>
            </text:list-item>
            <text:list-item>
              <text:p text:style-name="P14"><text:span text:style-name="None"><text:span text:style-name="T42">Atlassian, Cucumber BDD, PostgreSQL, Hadoop, Hibernate, Scala, Intelli-J IDEA, Git</text:span></text:span><text:span text:style-name="None"><text:span text:style-name="T41">.</text:span></text:span></text:p>
            </text:list-item>
          </text:list>
        </text:list-item>
      </text:list>
      <text:p text:style-name="Text_20_body"/>
      <text:h text:style-name="P25" text:outline-level="3"><text:span text:style-name="None"><text:span text:style-name="T29">2/2010</text:span></text:span><text:span text:style-name="None"><text:span text:style-name="T47"> – </text:span></text:span><text:span text:style-name="None"><text:span text:style-name="T29">12/2013 Senior Software Engineer, JDA Software Group, Inc. which merged with RedPrairie, Corp. formerly StorePerform, Inc.</text:span></text:span></text:h>
      <text:list xml:id="list125546765352512" text:continue-numbering="true" text:style-name="WW8Num1">
        <text:list-item>
          <text:list>
            <text:list-item>
              <text:p text:style-name="P14"><text:span text:style-name="None"><text:span text:style-name="T42">Project Lead for integration of iOS, Android mobile task system with legacy web-based system</text:span></text:span></text:p>
            </text:list-item>
            <text:list-item>
              <text:p text:style-name="P14"><text:span text:style-name="None"><text:span text:style-name="T42">Tasks roughly are E-mail messages enhanced for distributing and tracking business actions.</text:span></text:span></text:p>
            </text:list-item>
            <text:list-item>
              <text:p text:style-name="P14"><text:span text:style-name="None"><text:span text:style-name="T42">Customers included Fortune-500 companies. Scalability, performance were significant.</text:span></text:span></text:p>
            </text:list-item>
            <text:list-item>
              <text:p text:style-name="P14"><text:span text:style-name="None"><text:span text:style-name="T42">Technologies: OSGi, Gradle, Git, and Sql Server, Git, Mercurial, Subversion, CVS</text:span></text:span><text:span text:style-name="None"><text:span text:style-name="T41">.</text:span></text:span></text:p>
            </text:list-item>
            <text:list-item>
              <text:p text:style-name="P14"><text:span text:style-name="None"><text:span text:style-name="T42">Extended and maintained legacy J2EE web-based task management system.</text:span></text:span></text:p>
            </text:list-item>
          </text:list>
        </text:list-item>
      </text:list>
      <text:p text:style-name="Text_20_body"/>
      <text:h text:style-name="P26" text:outline-level="3"><text:span text:style-name="None"><text:span text:style-name="T30">1/</text:span></text:span><text:span text:style-name="None"><text:span text:style-name="T29">2008</text:span></text:span><text:span text:style-name="None"><text:span text:style-name="T47"> – </text:span></text:span><text:span text:style-name="None"><text:span text:style-name="T51">12/</text:span></text:span><text:span text:style-name="None"><text:span text:style-name="T29">2009 Independent Software Development Consultant &amp; Sun Java Consultant</text:span></text:span></text:h>
      <text:list xml:id="list125548014574134" text:continue-numbering="true" text:style-name="WW8Num1">
        <text:list-item>
          <text:list>
            <text:list-item>
              <text:p text:style-name="P14"><text:span text:style-name="None"><text:span text:style-name="T42">Extended and maintained a JEE merchandise inventory system with MySQL DB, Java, Spring</text:span></text:span><text:span text:style-name="None"><text:span text:style-name="T41">.</text:span></text:span></text:p>
            </text:list-item>
            <text:list-item>
              <text:p text:style-name="P14"><text:span text:style-name="None"><text:span text:style-name="T42">Customers: AmDocs, Etilize, Bell South, eBay, Frontier Airlines, Skyway</text:span></text:span></text:p>
            </text:list-item>
          </text:list>
        </text:list-item>
      </text:list>
      <text:p text:style-name="Text_20_body"/>
      <text:h text:style-name="P27" text:outline-level="3"><text:span text:style-name="None"><text:span text:style-name="T31">2/2007</text:span></text:span><text:span text:style-name="None"><text:span text:style-name="T47"> – </text:span></text:span><text:span text:style-name="None"><text:span text:style-name="T52">12/</text:span></text:span><text:span text:style-name="None"><text:span text:style-name="T29">2007 Chief Operation Officer, Evolution Hosting, Inc.</text:span></text:span></text:h>
      <text:list xml:id="list125547903271847" text:continue-numbering="true" text:style-name="WW8Num1">
        <text:list-item>
          <text:list>
            <text:list-item>
              <text:p text:style-name="P14"><text:span text:style-name="None"><text:span text:style-name="T42">Viawest data center Linux servers for J2EE applications with Java management software, Java, Linux, VMware, Zen, Amazon Web Services</text:span></text:span><text:span text:style-name="None"><text:span text:style-name="T41">.</text:span></text:span></text:p>
            </text:list-item>
            <text:list-item>
              <text:p text:style-name="P14"><text:span text:style-name="None"><text:span text:style-name="T42">Large number of customers including Crocks, Wells Fargo, and Hunter Douglass, among others.</text:span></text:span></text:p>
            </text:list-item>
          </text:list>
        </text:list-item>
      </text:list>
      <text:p text:style-name="Text_20_body"/>
      <text:h text:style-name="P28" text:outline-level="3"><text:soft-page-break/><text:span text:style-name="None"><text:span text:style-name="T32">2/</text:span></text:span><text:span text:style-name="None"><text:span text:style-name="T29">2004</text:span></text:span><text:span text:style-name="None"><text:span text:style-name="T47"> – </text:span></text:span><text:span text:style-name="None"><text:span text:style-name="T53">1/</text:span></text:span><text:span text:style-name="None"><text:span text:style-name="T29">2007 Independent Software Development Consultant &amp; Sun Java Consultant</text:span></text:span></text:h>
      <text:list xml:id="list125547716120939" text:continue-numbering="true" text:style-name="WW8Num1">
        <text:list-item>
          <text:list>
            <text:list-item>
              <text:p text:style-name="P14"><text:span text:style-name="None"><text:span text:style-name="T42">Created NIO client with could reach 100 Mb/s scale message rates.</text:span></text:span></text:p>
            </text:list-item>
            <text:list-item>
              <text:p text:style-name="P14"><text:span text:style-name="None"><text:span text:style-name="T42">Created new web sites, Java</text:span></text:span><text:span text:style-name="None"><text:span text:style-name="T41">.</text:span></text:span></text:p>
            </text:list-item>
            <text:list-item>
              <text:p text:style-name="P14"><text:span text:style-name="None"><text:span text:style-name="T42">Consulted at eBay, Frontier Airlines, Bell South, Skyway representing Sun Microsystems, Inc.</text:span></text:span></text:p>
            </text:list-item>
          </text:list>
        </text:list-item>
      </text:list>
      <text:p text:style-name="Text_20_body"/>
      <text:h text:style-name="P29" text:outline-level="3"><text:span text:style-name="None"><text:span text:style-name="T33">2/</text:span></text:span><text:span text:style-name="None"><text:span text:style-name="T29">2002</text:span></text:span><text:span text:style-name="None"><text:span text:style-name="T47"> – </text:span></text:span><text:span text:style-name="None"><text:span text:style-name="T54">2/</text:span></text:span><text:span text:style-name="None"><text:span text:style-name="T29">2004 Senior Software Architect</text:span></text:span><text:span text:style-name="None"><text:span text:style-name="T36">, Pack-expo, Inc.</text:span></text:span></text:h>
      <text:list xml:id="list125547138912098" text:continue-numbering="true" text:style-name="WW8Num1">
        <text:list-item>
          <text:list>
            <text:list-item>
              <text:p text:style-name="P14"><text:span text:style-name="None"><text:span text:style-name="T42">Created a reporting systems for packaging advertising services.</text:span></text:span></text:p>
            </text:list-item>
            <text:list-item>
              <text:p text:style-name="P14"><text:span text:style-name="None"><text:span text:style-name="T42">Maintained packaging advertising web site.</text:span></text:span></text:p>
            </text:list-item>
            <text:list-item>
              <text:p text:style-name="P14"><text:span text:style-name="None"><text:span text:style-name="T42">Technologies: JBoss, Linux, MySQL, Intelli-J, BeanShell, JSP, Lzop'ed data stream for large DB backups over NFS mounts, Java, Groovy</text:span></text:span><text:span text:style-name="None"><text:span text:style-name="T41">.</text:span></text:span></text:p>
            </text:list-item>
          </text:list>
        </text:list-item>
      </text:list>
      <text:p text:style-name="Text_20_body"/>
      <text:h text:style-name="P30" text:outline-level="3"><text:span text:style-name="None"><text:span text:style-name="T38">2/</text:span></text:span><text:span text:style-name="None"><text:span text:style-name="T37">1999</text:span></text:span><text:span text:style-name="None"><text:span text:style-name="T47"> – </text:span></text:span><text:span text:style-name="None"><text:span text:style-name="T55">1/</text:span></text:span><text:span text:style-name="None"><text:span text:style-name="T37">2002 Java Consult</text:span></text:span><text:span text:style-name="None"><text:span text:style-name="T38">ing</text:span></text:span><text:span text:style-name="None"><text:span text:style-name="T29">, Sun Java Center, Sun Microsystems, Inc.</text:span></text:span></text:h>
      <text:list xml:id="list125548098352669" text:continue-numbering="true" text:style-name="WW8Num1">
        <text:list-item>
          <text:list>
            <text:list-item>
              <text:p text:style-name="P14"><text:span text:style-name="None"><text:span text:style-name="T42">Represented Sun for RUP, UP, SunTone, OOA&amp;D mentoring and J2EE coding, Java, SCCS, Teamware, RCS, Solaris, Java</text:span></text:span><text:span text:style-name="None"><text:span text:style-name="T41">.</text:span></text:span></text:p>
            </text:list-item>
            <text:list-item>
              <text:p text:style-name="P14"><text:span text:style-name="None"><text:span text:style-name="T44">Consulted at Citigroup, Vanguard Fiduciary Trust, Credit Suisse.</text:span></text:span></text:p>
            </text:list-item>
            <text:list-item>
              <text:p text:style-name="P14"><text:span text:style-name="None"><text:span text:style-name="T42">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34">4/</text:span></text:span><text:span text:style-name="None"><text:span text:style-name="T29">1998 – </text:span></text:span><text:span text:style-name="None"><text:span text:style-name="T34">1/</text:span></text:span><text:span text:style-name="None"><text:span text:style-name="T29">1999 Java Developer, Sun Educational Services, Sun Microsystems, Inc.</text:span></text:span></text:h>
      <text:list xml:id="list125546996522905" text:continue-numbering="true" text:style-name="WW8Num1">
        <text:list-item>
          <text:list>
            <text:list-item>
              <text:p text:style-name="P14"><text:span text:style-name="None"><text:span text:style-name="T42">Created web-based and Swing computer assisted training systems.</text:span></text:span></text:p>
            </text:list-item>
            <text:list-item>
              <text:p text:style-name="P14"><text:span text:style-name="None"><text:span text:style-name="T42">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pan text:style-name="None"><text:span text:style-name="T45">Education, Certifications, Patents</text:span></text:span></text:h>
      <text:list text:continue-numbering="true" text:style-name="WW8Num1">
        <text:list-item>
          <text:list>
            <text:list-item>
              <text:p text:style-name="P14"><text:span text:style-name="None"><text:span text:style-name="T42">AWS Certified Developer </text:span></text:span><text:span text:style-name="None"><text:span text:style-name="T43">(in progress)</text:span></text:span></text:p>
            </text:list-item>
            <text:list-item>
              <text:p text:style-name="P14"><text:span text:style-name="None"><text:span text:style-name="T42">Sun Certified Java Developer</text:span></text:span></text:p>
            </text:list-item>
            <text:list-item>
              <text:p text:style-name="P14"><text:span text:style-name="None"><text:span text:style-name="T42">Sun Certified Java Programmer</text:span></text:span></text:p>
            </text:list-item>
            <text:list-item>
              <text:p text:style-name="P14"><text:span text:style-name="None"><text:span text:style-name="T26">Patent:</text:span></text:span><text:span text:style-name="None"><text:span text:style-name="T25"> </text:span></text:span><text:a xlink:type="simple" xlink:href="http://www.patentgenius.com/patent/6907423.html" text:style-name="Internet_20_link" text:visited-style-name="Visited_20_Internet_20_Link"><text:span text:style-name="Hyperlink.1">#6907423</text:span></text:a><text:span text:style-name="None"><text:span text:style-name="T25"> </text:span></text:span><text:span text:style-name="None"><text:span text:style-name="T26">Search engine interface and method of controlling client searches</text:span></text:span></text:p>
            </text:list-item>
            <text:list-item>
              <text:p text:style-name="P17"><text:span text:style-name="None"><text:span text:style-name="T42">B.S. Computer Science, University of Colorado at Boulder</text:span></text:span></text:p>
            </text:list-item>
            <text:list-item>
              <text:p text:style-name="P17"><text:span text:style-name="None"><text:span text:style-name="T42">Attended the United States Military Academy at West Point</text:span></text:span></text:p>
            </text:list-item>
          </text:list>
        </text:list-item>
      </text:list>
      <text:p text:style-name="P10"><text:span text:style-name="None"><text:span text:style-name="T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1"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X86_64 LibreOffice_project/bffef4ea93e59bebbeaf7f431bb02b1a39ee8a59</meta:generator>
    <dc:date>2024-08-12T12:55:45.774677223</dc:date>
    <meta:editing-duration>PT2H13M20S</meta:editing-duration>
    <meta:editing-cycles>88</meta:editing-cycles>
    <dc:creator>Tiffany Timbric</dc:creator>
    <meta:print-date>2024-07-08T09:50:59.612920406</meta:print-date>
    <meta:printed-by>PDF files: Tiffany Timbric</meta:printed-by>
    <meta:document-statistic meta:table-count="0" meta:image-count="0" meta:object-count="0" meta:page-count="4" meta:paragraph-count="75" meta:word-count="1055" meta:character-count="7806" meta:non-whitespace-character-count="6853"/>
  </office:meta>
</office:document-meta>
</file>